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3" svg:font-family="'Liberatio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401cm" fo:min-width="11.8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528cm" fo:min-width="15.242cm"/>
      <style:paragraph-properties style:writing-mode="lr-tb"/>
    </style:style>
    <style:style style:name="gr3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solid" svg:stroke-color="#000000" draw:fill="none" draw:fill-color="#ffffff" draw:auto-grow-width="false" fo:min-height="2.544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width="false" fo:min-height="6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width="false" fo:min-height="2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66cm" fo:min-width="4.58cm"/>
      <style:paragraph-properties style:writing-mode="lr-tb"/>
    </style:style>
    <style:style style:name="gr8" style:family="graphic" style:parent-style-name="objectwithoutfill">
      <style:graphic-properties svg:stroke-width="0.051cm" draw:marker-start-width="0.33cm" draw:marker-end="Arrow" draw:marker-end-width="0.356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51cm" svg:stroke-color="#2a6099" draw:marker-start-width="0.33cm" draw:marker-end="Arrow" draw:marker-end-width="0.356cm" draw:fill="none" draw:textarea-vertical-align="middle" fo:padding-top="0.138cm" fo:padding-bottom="0.138cm" fo:padding-left="0.263cm" fo:padding-right="0.263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Mono2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beratio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313cm" svg:height="1.651cm" svg:x="1cm" svg:y="1cm">
          <draw:text-box>
            <text:p text:style-name="P1">Executable binary address space</text:p>
          </draw:text-box>
        </draw:frame>
        <draw:frame draw:style-name="gr2" draw:text-style-name="P4" draw:layer="layout" svg:width="15.742cm" svg:height="1.778cm" svg:x="13.738cm" svg:y="1cm">
          <draw:text-box>
            <text:p text:style-name="P3">Dynamically linked library address space</text:p>
          </draw:text-box>
        </draw:frame>
        <draw:line draw:style-name="gr3" draw:text-style-name="P5" draw:layer="layout" svg:x1="15.24cm" svg:y1="0cm" svg:x2="15.24cm" svg:y2="22.86cm">
          <text:p/>
        </draw:line>
        <draw:frame draw:style-name="gr4" draw:text-style-name="P6" xml:id="id1" draw:id="id1" draw:layer="layout" svg:width="8.89cm" svg:height="2.794cm" svg:x="3.54cm" svg:y="4.175cm">
          <draw:text-box>
            <text:p><text:span text:style-name="T1">...</text:span></text:p>
            <text:p><text:span text:style-name="T1">call func@PLT</text:span></text:p>
            <text:p><text:span text:style-name="T1">...</text:span></text:p>
          </draw:text-box>
          <draw:glue-point draw:id="4" svg:x="1.571cm" svg:y="-0.454cm"/>
        </draw:frame>
        <draw:frame draw:style-name="gr5" draw:text-style-name="P6" xml:id="id2" draw:id="id2" draw:layer="layout" svg:width="8.89cm" svg:height="6.35cm" svg:x="3.54cm" svg:y="9.382cm">
          <draw:text-box>
            <text:p><text:span text:style-name="T1">...</text:span></text:p>
            <text:p><text:span text:style-name="T1">PLT[0]:</text:span></text:p>
            <text:p><text:span text:style-name="T1"><text:tab/></text:span><text:span text:style-name="T1">call resolver</text:span></text:p>
            <text:p><text:span text:style-name="T1">...</text:span></text:p>
            <text:p><text:span text:style-name="T1">PLT[n]:</text:span></text:p>
            <text:p><text:span text:style-name="T1"><text:tab/></text:span><text:span text:style-name="T1">jmp *GOT[n]</text:span></text:p>
            <text:p><text:span text:style-name="T1"><text:tab/></text:span><text:span text:style-name="T1">prepare resolver</text:span></text:p>
            <text:p><text:span text:style-name="T1"><text:tab/></text:span><text:span text:style-name="T1">jmp PLT[0]</text:span></text:p>
          </draw:text-box>
          <draw:glue-point draw:id="4" svg:x="-1.428cm" svg:y="0.2cm"/>
          <draw:glue-point draw:id="5" svg:x="1.857cm" svg:y="1.4cm" draw:escape-direction="right"/>
          <draw:glue-point draw:id="6" svg:x="3.857cm" svg:y="2.4cm"/>
          <draw:glue-point draw:id="7" svg:x="-3.714cm" svg:y="3.8cm"/>
          <draw:glue-point draw:id="8" svg:x="-5cm" svg:y="-3.2cm"/>
        </draw:frame>
        <draw:frame draw:style-name="gr6" draw:text-style-name="P6" xml:id="id3" draw:id="id3" draw:layer="layout" svg:width="8.89cm" svg:height="3.131cm" svg:x="3.54cm" svg:y="18.189cm">
          <draw:text-box>
            <text:p><text:span text:style-name="T1">...</text:span></text:p>
            <text:p><text:span text:style-name="T1">GOT[n]:</text:span></text:p>
            <text:p><text:span text:style-name="T1"><text:tab/></text:span><text:span text:style-name="T1">&lt;addr&gt;</text:span></text:p>
            <text:p><text:span text:style-name="T1">...</text:span></text:p>
          </draw:text-box>
          <draw:glue-point draw:id="4" svg:x="-1.285cm" svg:y="-1.59cm" draw:escape-direction="right"/>
          <draw:glue-point draw:id="5" svg:x="-0.285cm" svg:y="0.843cm"/>
        </draw:frame>
        <draw:frame draw:style-name="gr4" draw:text-style-name="P6" draw:layer="layout" svg:width="8.89cm" svg:height="2.794cm" svg:x="17.789cm" svg:y="6.08cm">
          <draw:text-box>
            <text:p><text:span text:style-name="T1">...</text:span></text:p>
            <text:p><text:span text:style-name="T1">func:</text:span></text:p>
            <text:p><text:span text:style-name="T1">...</text:span></text:p>
          </draw:text-box>
        </draw:frame>
        <draw:frame draw:style-name="gr7" draw:text-style-name="P7" draw:layer="layout" svg:width="5.08cm" svg:height="1.016cm" svg:x="3.54cm" svg:y="3.159cm">
          <draw:text-box>
            <text:p>Code:</text:p>
          </draw:text-box>
        </draw:frame>
        <draw:frame draw:style-name="gr7" draw:text-style-name="P7" draw:layer="layout" svg:width="5.08cm" svg:height="1.016cm" svg:x="3.54cm" svg:y="8.366cm">
          <draw:text-box>
            <text:p>PLT:</text:p>
          </draw:text-box>
        </draw:frame>
        <draw:frame draw:style-name="gr7" draw:text-style-name="P7" draw:layer="layout" svg:width="5.08cm" svg:height="1.016cm" svg:x="3.54cm" svg:y="17.129cm">
          <draw:text-box>
            <text:p>GOT:</text:p>
          </draw:text-box>
        </draw:frame>
        <draw:frame draw:style-name="gr7" draw:text-style-name="P7" draw:layer="layout" svg:width="5.08cm" svg:height="1.016cm" svg:x="17.764cm" svg:y="5.064cm">
          <draw:text-box>
            <text:p>Code:</text:p>
          </draw:text-box>
        </draw:frame>
        <draw:connector draw:style-name="gr8" draw:text-style-name="P8" draw:layer="layout" draw:line-skew="1.783cm 10.673cm -3.561cm" svg:x1="9.381cm" svg:y1="5.446cm" svg:x2="6.716cm" svg:y2="12.684cm" draw:start-shape="id1" draw:start-glue-point="4" draw:end-shape="id2" draw:end-glue-point="4" svg:d="M9381 5446v-1h4319v7239h-6984" svg:viewBox="0 0 6985 7240">
          <text:p/>
        </draw:connector>
        <draw:connector draw:style-name="gr8" draw:text-style-name="P8" draw:layer="layout" draw:line-skew="0.757cm" svg:x1="9.635cm" svg:y1="13.446cm" svg:x2="6.843cm" svg:y2="19.257cm" draw:start-shape="id2" draw:start-glue-point="5" draw:end-shape="id3" draw:end-glue-point="4" svg:d="M9635 13446h4065v5811h-6857" svg:viewBox="0 0 6858 5812">
          <text:p/>
        </draw:connector>
        <draw:connector draw:style-name="gr9" draw:text-style-name="P8" draw:layer="layout" draw:line-skew="-1.815cm" svg:x1="7.732cm" svg:y1="20.017cm" svg:x2="11.413cm" svg:y2="14.081cm" draw:start-shape="id3" draw:start-glue-point="5" draw:end-shape="id2" draw:end-glue-point="6" svg:d="M7732 20017v1h5211v-5937h-1530" svg:viewBox="0 0 5212 5938">
          <text:p/>
        </draw:connector>
        <draw:connector draw:style-name="gr8" draw:text-style-name="P8" draw:layer="layout" draw:line-skew="-1.275cm -0.757cm" svg:x1="4.684cm" svg:y1="14.97cm" svg:x2="3.54cm" svg:y2="10.525cm" draw:start-shape="id2" draw:start-glue-point="7" draw:end-shape="id2" draw:end-glue-point="8" svg:d="M4684 14970h-2414v-4445h1270" svg:viewBox="0 0 2415 44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3" svg:font-family="'Liberatio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79cm" draw:marker-start-center="false" draw:marker-end-width="0.279cm" draw:marker-end-center="false" draw:fill="none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3:34:02.570140888</meta:creation-date>
    <dc:date>2020-06-08T14:11:35.277162286</dc:date>
    <meta:editing-duration>PT3M23S</meta:editing-duration>
    <meta:editing-cycles>2</meta:editing-cycles>
    <meta:generator>LibreOffice/6.4.4.2$Linux_X86_64 LibreOffice_project/40$Build-2</meta:generator>
    <meta:document-statistic meta:object-count="15"/>
  </office:meta>
</office:document-meta>
</file>